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AR PL UKai HK" svg:font-family="'AR PL UKai HK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2.7cm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0.55cm" fo:min-width="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d7" draw:textarea-horizontal-align="justify" draw:textarea-vertical-align="top" draw:auto-grow-height="false" fo:min-height="3.35cm" fo:min-width="10.9cm"/>
    </style:style>
    <style:style style:name="gr5" style:family="graphic" style:parent-style-name="standard">
      <style:graphic-properties draw:stroke="dash" draw:stroke-dash="Ultrafine_20_Dashed" svg:stroke-color="#ffffff" svg:stroke-opacity="0%" draw:fill-color="#ffffff" draw:opacity="0%" draw:textarea-horizontal-align="justify" draw:textarea-vertical-align="middle" draw:auto-grow-height="false" fo:min-height="0.25cm" fo:min-width="0.3cm"/>
    </style:style>
    <style:style style:name="gr6" style:family="graphic" style:parent-style-name="standard">
      <style:graphic-properties draw:stroke="dash" draw:stroke-dash="Ultrafine_20_Dashed" svg:stroke-color="#ffffff" svg:stroke-opacity="0%" draw:fill-color="#ffffff" draw:opacity="0%" draw:textarea-horizontal-align="justify" draw:textarea-vertical-align="middle" draw:auto-grow-height="false" fo:min-height="0.35cm" fo:min-width="0.3cm"/>
    </style:style>
    <style:style style:name="gr7" style:family="graphic" style:parent-style-name="standard">
      <style:graphic-properties draw:fill-color="#ffffd7" draw:textarea-horizontal-align="justify" draw:textarea-vertical-align="top" draw:auto-grow-height="false" fo:min-height="9.65cm" fo:min-width="13.7cm"/>
    </style:style>
    <style:style style:name="gr8" style:family="graphic" style:parent-style-name="standard">
      <style:graphic-properties draw:textarea-horizontal-align="justify" draw:textarea-vertical-align="top" draw:auto-grow-height="false" fo:min-height="4.658cm" fo:min-width="9.686cm" fo:wrap-option="no-wrap"/>
    </style:style>
    <style:style style:name="gr9" style:family="graphic" style:parent-style-name="standard">
      <style:graphic-properties draw:fill-color="#ffffd7" draw:textarea-horizontal-align="justify" draw:textarea-vertical-align="top" draw:auto-grow-height="false" fo:min-height="4.75cm" fo:min-width="8.7cm"/>
    </style:style>
    <style:style style:name="gr10" style:family="graphic" style:parent-style-name="standard">
      <style:graphic-properties draw:fill-color="#ffffd7" draw:textarea-horizontal-align="justify" draw:textarea-vertical-align="top" draw:auto-grow-height="false" fo:min-height="3.15cm" fo:min-width="7.5cm"/>
    </style:style>
    <style:style style:name="gr11" style:family="graphic" style:parent-style-name="standard">
      <style:graphic-properties draw:fill-color="#ffffd7" draw:textarea-horizontal-align="justify" draw:textarea-vertical-align="middle" draw:auto-grow-height="false" fo:min-height="0.55cm" fo:min-width="7.2cm"/>
    </style:style>
    <style:style style:name="gr12" style:family="graphic" style:parent-style-name="standard">
      <style:graphic-properties draw:fill-color="#ffffd7" draw:textarea-horizontal-align="justify" draw:textarea-vertical-align="top" draw:auto-grow-height="false" fo:min-height="1.55cm" fo:min-width="5.1cm"/>
    </style:style>
    <style:style style:name="gr13" style:family="graphic" style:parent-style-name="standard">
      <style:graphic-properties draw:textarea-horizontal-align="justify" draw:textarea-vertical-align="top" draw:auto-grow-height="false" fo:min-height="0.492cm" fo:min-width="1.26cm" fo:wrap-option="no-wrap"/>
    </style:style>
    <style:style style:name="gr14" style:family="graphic" style:parent-style-name="standard">
      <style:graphic-properties draw:fill-color="#ffffd7" draw:textarea-horizontal-align="justify" draw:textarea-vertical-align="middle" draw:auto-grow-height="false" fo:min-height="0.75cm" fo:min-width="7.5cm"/>
    </style:style>
    <style:style style:name="gr15" style:family="graphic" style:parent-style-name="standard">
      <style:graphic-properties draw:fill-color="#ffffd7" draw:textarea-horizontal-align="justify" draw:textarea-vertical-align="middle" draw:auto-grow-height="false" fo:min-height="2.75cm" fo:min-width="8.8cm"/>
    </style:style>
    <style:style style:name="gr16" style:family="graphic" style:parent-style-name="standard">
      <style:graphic-properties draw:fill-color="#ffffd7" draw:textarea-horizontal-align="justify" draw:textarea-vertical-align="middle" draw:auto-grow-height="false" fo:min-height="4.55cm" fo:min-width="5.5cm"/>
    </style:style>
    <style:style style:name="gr17" style:family="graphic" style:parent-style-name="standard">
      <style:graphic-properties draw:textarea-horizontal-align="justify" draw:textarea-vertical-align="top" draw:auto-grow-height="false" fo:min-height="0.306cm" fo:min-width="2.556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  <style:text-properties fo:color="#000000" style:font-name="DejaVu Sans Mono" fo:font-size="10.5pt" style:font-name-asian="DejaVu Sans Mono" style:font-size-asian="10.5pt" style:font-name-complex="DejaVu Sans Mono" style:font-size-complex="10.5pt"/>
    </style:style>
    <style:style style:name="P3" style:family="paragraph">
      <style:paragraph-properties style:text-autospace="none"/>
    </style:style>
    <style:style style:name="P4" style:family="paragraph">
      <loext:graphic-properties draw:fill-color="#ffffd7"/>
      <style:paragraph-properties fo:text-align="center" style:text-autospace="none"/>
      <style:text-properties fo:font-size="5.5pt" style:font-size-asian="5.5pt" style:font-size-complex="5.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d7"/>
      <style:paragraph-properties fo:text-align="start" style:text-autospace="none"/>
      <style:text-properties fo:font-size="5.5pt" style:font-size-asian="5.5pt" style:font-size-complex="5.5pt"/>
    </style:style>
    <style:style style:name="P7" style:family="paragraph">
      <loext:graphic-properties draw:fill-color="#ffffff" draw:opacity="0%"/>
      <style:paragraph-properties fo:text-align="center"/>
      <style:text-properties fo:background-color="transparent"/>
    </style:style>
    <style:style style:name="P8" style:family="paragraph">
      <loext:graphic-properties draw:fill-color="#ffffd7"/>
      <style:paragraph-properties fo:text-align="start" style:text-autospace="none"/>
      <style:text-properties fo:font-size="5.5pt" fo:font-weight="bold" style:font-size-asian="5.5pt" style:font-weight-asian="bold" style:font-size-complex="5.5pt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9pt" style:font-size-asian="9pt" style:font-size-complex="9pt"/>
    </style:style>
    <style:style style:name="P11" style:family="paragraph">
      <style:paragraph-properties fo:text-align="start"/>
      <style:text-properties fo:font-size="5.5pt" style:font-size-asian="5.5pt" style:font-size-complex="5.5pt"/>
    </style:style>
    <style:style style:name="P12" style:family="paragraph">
      <loext:graphic-properties draw:fill-color="#ffffd7"/>
      <style:paragraph-properties fo:text-align="start"/>
      <style:text-properties fo:font-size="5.5pt" style:font-size-asian="5.5pt" style:font-size-complex="5.5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style:letter-kerning="true" style:font-name-asian="DejaVu Sans Mono" style:font-size-asian="5.5pt" style:font-style-asian="normal" style:font-name-complex="DejaVu Sans Mono" style:font-size-complex="5.5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background-color="transparen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8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fo:font-weight="bold" style:letter-kerning="true" style:font-name-asian="DejaVu Sans Mono" style:font-size-asian="5.5pt" style:font-style-asian="italic" style:font-weight-asian="bold" style:font-name-complex="DejaVu Sans Mono" style:font-size-complex="5.5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8080" style:text-outline="false" style:text-line-through-style="none" style:text-line-through-type="none" style:font-name="AR PL UKai HK" fo:font-size="5.5pt" fo:font-style="italic" fo:text-shadow="none" style:text-underline-style="none" fo:font-weight="bold" style:letter-kerning="true" style:font-name-asian="AR PL UKai HK" style:font-size-asian="5.5pt" style:font-style-asian="italic" style:font-weight-asian="bold" style:font-name-complex="AR PL UKai HK" style:font-size-complex="5.5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DejaVu Sans Mono" fo:font-size="9pt" fo:font-style="normal" fo:text-shadow="none" style:text-underline-style="none" style:letter-kerning="true" style:font-name-asian="DejaVu Sans Mono" style:font-size-asian="9pt" style:font-style-asian="normal" style:font-name-complex="DejaVu Sans Mono" style:font-size-complex="9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8000" style:text-outline="false" style:text-line-through-style="none" style:text-line-through-type="none" style:font-name="DejaVu Sans Mono" fo:font-size="9pt" fo:font-style="normal" fo:text-shadow="none" style:text-underline-style="none" fo:font-weight="bold" style:letter-kerning="true" style:font-name-asian="DejaVu Sans Mono" style:font-size-asian="9pt" style:font-style-asian="normal" style:font-weight-asian="bold" style:font-name-complex="DejaVu Sa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Noto Sans CJK SC Regular" style:font-size-complex="9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normal" style:letter-kerning="true" style:font-name-asian="AR PL UKai CN" style:font-size-asian="5.5pt" style:font-style-asian="italic" style:font-weight-asian="normal" style:font-name-complex="AR PL UKai CN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fo:font-weight="normal" style:letter-kerning="true" style:font-name-asian="DejaVu Sans Mono" style:font-size-asian="5.5pt" style:font-style-asian="italic" style:font-weight-asian="normal" style:font-name-complex="DejaVu Sans Mono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style:letter-kerning="true" style:font-name-asian="AR PL UKai CN" style:font-size-asian="5.5pt" style:font-style-asian="italic" style:font-name-complex="AR PL UKai CN" style:font-size-complex="5.5pt" style:font-style-complex="italic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bold" style:letter-kerning="true" style:font-name-asian="AR PL UKai CN" style:font-size-asian="5.5pt" style:font-style-asian="italic" style:font-weight-asian="bold" style:font-name-complex="AR PL UKai CN" style:font-size-complex="5.5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60e7a" style:text-outline="false" style:text-line-through-style="none" style:text-line-through-type="none" style:font-name="DejaVu Sans Mono" fo:font-size="5.5pt" fo:font-style="italic" fo:text-shadow="none" style:text-underline-style="none" fo:font-weight="bold" style:letter-kerning="true" style:font-name-asian="DejaVu Sans Mono" style:font-size-asian="5.5pt" style:font-style-asian="italic" style:font-weight-asian="bold" style:font-name-complex="DejaVu Sans Mono" style:font-size-complex="5.5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text-shadow="none" style:text-underline-style="none" fo:font-weight="bold" style:letter-kerning="true" style:font-name-asian="DejaVu Sans Mono" style:font-size-asian="5.5pt" style:font-weight-asian="bold" style:font-name-complex="DejaVu Sans Mono" style:font-size-complex="5.5pt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fo:font-weight="normal" style:letter-kerning="true" style:font-name-asian="DejaVu Sans Mono" style:font-size-asian="5.5pt" style:font-weight-asian="normal" style:font-name-complex="DejaVu Sans Mono" style:font-size-complex="5.5pt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5.5pt" style:font-size-asian="5.5pt" style:font-size-complex="5.5pt"/>
    </style:style>
    <style:style style:name="T24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style:letter-kerning="true" style:font-name-asian="DejaVu Sans Mono" style:font-size-asian="5.5pt" style:font-style-asian="italic" style:font-name-complex="DejaVu Sans Mono" style:font-size-complex="5.5pt" style:font-style-complex="italic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808080" style:text-outline="false" style:text-line-through-style="none" style:text-line-through-type="none" style:font-name="AR PL UKai HK" fo:font-size="5.5pt" fo:font-style="italic" fo:text-shadow="none" style:text-underline-style="none" style:letter-kerning="true" style:font-name-asian="AR PL UKai HK" style:font-size-asian="5.5pt" style:font-style-asian="italic" style:font-name-complex="AR PL UKai HK" style:font-size-complex="5.5pt" style:font-style-complex="italic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08080" style:text-outline="false" style:text-line-through-style="none" style:text-line-through-type="none" style:font-name="AR PL UKai HK" fo:font-size="5.5pt" fo:font-style="italic" fo:text-shadow="none" style:text-underline-style="none" fo:font-weight="normal" style:letter-kerning="true" style:font-name-asian="AR PL UKai HK" style:font-size-asian="5.5pt" style:font-style-asian="italic" style:font-weight-asian="normal" style:font-name-complex="AR PL UKai HK" style:font-size-complex="5.5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.5pt" fo:font-style="normal" fo:text-shadow="none" style:text-underline-style="none" fo:font-weight="normal" style:letter-kerning="true" style:font-name-asian="Noto Sans CJK SC Regular" style:font-size-asian="5.5pt" style:font-style-asian="normal" style:font-weight-asian="normal" style:font-name-complex="Noto Sans CJK SC Regular" style:font-size-complex="5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3.2cm" svg:height="1.7cm" svg:x="8.4cm" svg:y="1.7cm">
          <text:p text:style-name="P1"><text:span text:style-name="T1">Replace</text:span><text:span text:style-name="T1">方法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cm" svg:height="0.8cm" svg:x="7.2cm" svg:y="4.9cm">
          <text:p text:style-name="P3"><text:span text:style-name="T2">fun</text:span><text:span text:style-name="T2">c </text:span><text:span text:style-name="T3">(c </text:span><text:span text:style-name="T3">*Cl</text:span><text:span text:style-name="T3">ien</text:span><text:span text:style-name="T3">t) </text:span><text:span text:style-name="T3">Rep</text:span><text:span text:style-name="T3">lac</text:span><text:span text:style-name="T3">e(i</text:span><text:span text:style-name="T3">tem </text:span><text:span text:style-name="T3">*It</text:span><text:span text:style-name="T3">em) </text:span><text:span text:style-name="T3">err</text:span><text:span text:style-name="T3">or </text:span><text:span text:style-name="T3">{</text:span><text:span text:style-name="T3"><text:line-break/></text:span><text:span text:style-name="T3"> <text:s text:c="3"/></text:span><text:span text:style-name="T2">ret</text:span><text:span text:style-name="T2">urn </text:span><text:span text:style-name="T4">c.o</text:span><text:span text:style-name="T4">nIt</text:span><text:span text:style-name="T4">em(</text:span><text:span text:style-name="T4">ite</text:span><text:span text:style-name="T4">m, </text:span><text:span text:style-name="T4">(*C</text:span><text:span text:style-name="T4">lie</text:span><text:span text:style-name="T4">nt)</text:span><text:span text:style-name="T4">.re</text:span><text:span text:style-name="T4">pla</text:span><text:span text:style-name="T4">ce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cm" svg:y1="3.4cm" svg:x2="10cm" svg:y2="4.9cm">
          <text:p/>
        </draw:line>
        <draw:custom-shape draw:style-name="gr4" draw:text-style-name="P6" draw:layer="layout" svg:width="11.4cm" svg:height="3.6cm" svg:x="4.3cm" svg:y="7.5cm">
          <text:p text:style-name="P3"><text:span text:style-name="T2">func </text:span><text:span text:style-name="T3">(c *Client) onItem(item *Item, fn </text:span><text:span text:style-name="T2">func</text:span><text:span text:style-name="T4">(*Client, *bufio.ReadWriter, *Item) error) error {</text:span><text:span text:style-name="T4"><text:line-break/></text:span><text:span text:style-name="T4"> <text:s text:c="3"/>addr, err := c.selector.PickServer(item.Key)</text:span><text:span text:style-name="T4"><text:line-break/></text:span><text:span text:style-name="T3"> <text:s text:c="3"/></text:span><text:span text:style-name="T2">if </text:span><text:span text:style-name="T4">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}</text:span><text:span text:style-name="T4"><text:line-break/></text:span><text:span text:style-name="T4"> <text:s text:c="3"/>cn, err := c.getConn(addr)</text:span><text:span text:style-name="T4"><text:line-break/></text:span><text:span text:style-name="T3"> <text:s text:c="3"/></text:span><text:span text:style-name="T2">if </text:span><text:span text:style-name="T4">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defer </text:span><text:span text:style-name="T4">cn.condRelease(&amp;err)</text:span><text:span text:style-name="T4"><text:line-break/></text:span><text:span text:style-name="T3"> <text:s text:c="3"/></text:span><text:span text:style-name="T2">if </text:span><text:span text:style-name="T4">err = fn(c, cn.rw, item); 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return </text:span><text:span text:style-name="T4">nil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cm" svg:y1="5.7cm" svg:x2="10cm" svg:y2="7.5cm">
          <text:p/>
        </draw:line>
        <draw:custom-shape draw:style-name="gr5" draw:text-style-name="P7" draw:layer="layout" svg:width="0.8cm" svg:height="0.5cm" svg:x="9.9cm" svg:y="3.7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cm" svg:height="0.6cm" svg:x="3.4cm" svg:y="6.3cm">
          <text:p text:style-name="P1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4.2cm" svg:height="9.9cm" svg:x="16.6cm" svg:y="5cm">
          <text:p text:style-name="P3"><text:span text:style-name="T2">func </text:span><text:span text:style-name="T6">(c *Client) populateOne(rw </text:span><text:span text:style-name="T6">*bufio.ReadWriter, verb string, item *Item) </text:span><text:span text:style-name="T6">error {</text:span><text:span text:style-name="T6"><text:line-break/></text:span><text:span text:style-name="T6"> <text:s text:c="3"/></text:span><text:span text:style-name="T2">if </text:span><text:span text:style-name="T6">!legalKey(item.Key) {</text:span><text:span text:style-name="T6"><text:line-break/></text:span><text:span text:style-name="T6"> <text:s text:c="7"/></text:span><text:span text:style-name="T2">return </text:span><text:span text:style-name="T6">ErrMalformedKey</text:span><text:span text:style-name="T6"><text:line-break/></text:span><text:span text:style-name="T6"> <text:s text:c="3"/>}</text:span><text:span text:style-name="T6"><text:line-break/></text:span><text:span text:style-name="T6"> <text:s text:c="3"/></text:span><text:span text:style-name="T2">var </text:span><text:span text:style-name="T6">err error</text:span><text:span text:style-name="T6"><text:line-break/></text:span><text:span text:style-name="T6"> <text:s text:c="3"/></text:span><text:span text:style-name="T2">if </text:span><text:span text:style-name="T6">verb == </text:span><text:span text:style-name="T7">"cas" </text:span><text:span text:style-name="T6">{</text:span><text:span text:style-name="T6"><text:line-break/></text:span><text:span text:style-name="T6"> <text:s text:c="7"/>fmt.Printf(</text:span><text:span text:style-name="T7">"%s %s %d %d %d %d\r\n"</text:span><text:span text:style-name="T6">, </text:span><text:span text:style-name="T6">verb, item.Key, item.Flags, item.Expiration, </text:span><text:span text:style-name="T6">len(item.Value), item.casid)</text:span><text:span text:style-name="T6"><text:line-break/></text:span><text:span text:style-name="T6"> <text:s text:c="7"/>_, err = fmt.Fprintf(rw, </text:span><text:span text:style-name="T7">"%s %s %d %d </text:span><text:span text:style-name="T7">%d %d\r\n"</text:span><text:span text:style-name="T6">,</text:span><text:span text:style-name="T6"><text:line-break/></text:span><text:span text:style-name="T6"><text:tab/></text:span><text:span text:style-name="T6"><text:tab/></text:span><text:span text:style-name="T6"><text:tab/></text:span><text:span text:style-name="T6">verb, </text:span><text:span text:style-name="T6">item.Key, item.Flags, item.Expiration, </text:span><text:span text:style-name="T6">len(item.Value), item.casid)</text:span><text:span text:style-name="T6"><text:line-break/></text:span><text:span text:style-name="T6"> <text:s text:c="3"/>} </text:span><text:span text:style-name="T2">else </text:span><text:span text:style-name="T6">{</text:span><text:span text:style-name="T6"><text:line-break/></text:span><text:span text:style-name="T6"> <text:s text:c="7"/></text:span><text:span text:style-name="T8">// </text:span><text:span text:style-name="T9">拼接</text:span><text:span text:style-name="T8">memcache</text:span><text:span text:style-name="T9">命令</text:span><text:span text:style-name="T9"><text:line-break/></text:span><text:span text:style-name="T6"> <text:s text:c="7"/></text:span><text:span text:style-name="T6">_, err = fmt.Fprintf(rw, </text:span><text:span text:style-name="T7">"%s %s %d %d </text:span><text:span text:style-name="T7">%d\r\n"</text:span><text:span text:style-name="T6">,</text:span><text:span text:style-name="T6"><text:line-break/></text:span><text:span text:style-name="T6"> <text:s text:c="11"/>verb, item.Key, item.Flags, </text:span><text:span text:style-name="T6">item.Expiration, len(item.Value))</text:span><text:span text:style-name="T6"><text:line-break/></text:span><text:span text:style-name="T6"> <text:s text:c="3"/>}</text:span><text:span text:style-name="T6"><text:line-break/></text:span><text:span text:style-name="T6"> <text:s text:c="3"/></text:span><text:span text:style-name="T2">if </text:span><text:span text:style-name="T6">err != nil {</text:span><text:span text:style-name="T6"><text:line-break/></text:span><text:span text:style-name="T6"> <text:s text:c="7"/></text:span><text:span text:style-name="T2">return </text:span><text:span text:style-name="T6">err</text:span><text:span text:style-name="T6"><text:line-break/></text:span><text:span text:style-name="T6"> <text:s text:c="3"/>}</text:span><text:span text:style-name="T6"><text:line-break/></text:span><text:span text:style-name="T6"> <text:s text:c="3"/></text:span><text:span text:style-name="T2">if </text:span><text:span text:style-name="T6">_, err = rw.Write(item.Value); err != </text:span><text:span text:style-name="T6">nil {</text:span><text:span text:style-name="T6"><text:line-break/></text:span><text:span text:style-name="T6"> <text:s text:c="7"/></text:span><text:span text:style-name="T2">return </text:span><text:span text:style-name="T6">err</text:span><text:span text:style-name="T6"><text:line-break/></text:span><text:span text:style-name="T6"> <text:s text:c="3"/>}</text:span><text:span text:style-name="T6"><text:line-break/></text:span><text:span text:style-name="T6"> <text:s text:c="3"/></text:span><text:span text:style-name="T2">if </text:span><text:span text:style-name="T6">_, err := rw.Write(crlf); err != nil {</text:span><text:span text:style-name="T6"><text:line-break/></text:span><text:span text:style-name="T6"> <text:s text:c="7"/></text:span><text:span text:style-name="T2">return </text:span><text:span text:style-name="T6">err</text:span><text:span text:style-name="T6"><text:line-break/></text:span><text:span text:style-name="T6"> <text:s text:c="3"/>}</text:span><text:span text:style-name="T6"><text:line-break/></text:span><text:span text:style-name="T6"> <text:s text:c="3"/></text:span><text:span text:style-name="T2">if </text:span><text:span text:style-name="T6">err := rw.Flush(); err != nil {</text:span><text:span text:style-name="T6"><text:line-break/></text:span><text:span text:style-name="T6"> <text:s text:c="7"/></text:span><text:span text:style-name="T2">return </text:span><text:span text:style-name="T6">err</text:span><text:span text:style-name="T6"><text:line-break/></text:span><text:span text:style-name="T6"> <text:s text:c="3"/>}</text:span><text:span text:style-name="T6"><text:line-break/></text:span><text:span text:style-name="T6"> <text:s text:c="3"/>line, err := rw.ReadSlice(</text:span><text:span text:style-name="T7">'\n'</text:span><text:span text:style-name="T6">)</text:span><text:span text:style-name="T6"><text:line-break/></text:span><text:span text:style-name="T6"> <text:s text:c="3"/></text:span><text:span text:style-name="T2">if </text:span><text:span text:style-name="T6">err != nil {</text:span><text:span text:style-name="T6"><text:line-break/></text:span><text:span text:style-name="T6"> <text:s text:c="7"/></text:span><text:span text:style-name="T2">return </text:span><text:span text:style-name="T6">err</text:span><text:span text:style-name="T6"><text:line-break/></text:span><text:span text:style-name="T6"> <text:s text:c="3"/>}</text:span><text:span text:style-name="T6"><text:line-break/></text:span><text:span text:style-name="T6"> <text:s text:c="3"/></text:span><text:span text:style-name="T2">switch </text:span><text:span text:style-name="T6">{</text:span><text:span text:style-name="T6"><text:line-break/></text:span><text:span text:style-name="T6"> <text:s text:c="3"/></text:span><text:span text:style-name="T2">case </text:span><text:span text:style-name="T6">bytes.Equal(line, resultStored):</text:span><text:span text:style-name="T6"><text:line-break/></text:span><text:span text:style-name="T6"> <text:s text:c="7"/></text:span><text:span text:style-name="T2">return </text:span><text:span text:style-name="T6">nil</text:span><text:span text:style-name="T6"><text:line-break/></text:span><text:span text:style-name="T6"> <text:s text:c="3"/></text:span><text:span text:style-name="T2">case </text:span><text:span text:style-name="T6">bytes.Equal(line, resultNotStored):</text:span><text:span text:style-name="T6"><text:line-break/></text:span><text:span text:style-name="T6"> <text:s text:c="7"/></text:span><text:span text:style-name="T2">return </text:span><text:span text:style-name="T6">ErrNotStored</text:span><text:span text:style-name="T6"><text:line-break/></text:span><text:span text:style-name="T6"> <text:s text:c="3"/></text:span><text:span text:style-name="T2">case </text:span><text:span text:style-name="T6">bytes.Equal(line, resultExists):</text:span><text:span text:style-name="T6"><text:line-break/></text:span><text:span text:style-name="T6"> <text:s text:c="7"/></text:span><text:span text:style-name="T2">return </text:span><text:span text:style-name="T6">ErrCASConflict</text:span><text:span text:style-name="T6"><text:line-break/></text:span><text:span text:style-name="T6"> <text:s text:c="3"/></text:span><text:span text:style-name="T2">case </text:span><text:span text:style-name="T6">bytes.Equal(line, resultNotFound):</text:span><text:span text:style-name="T6"><text:line-break/></text:span><text:span text:style-name="T6"> <text:s text:c="7"/></text:span><text:span text:style-name="T2">return </text:span><text:span text:style-name="T6">ErrCacheMiss</text:span><text:span text:style-name="T6"><text:line-break/></text:span><text:span text:style-name="T6"> <text:s text:c="3"/>}</text:span><text:span text:style-name="T6"><text:line-break/></text:span><text:span text:style-name="T6"> <text:s text:c="3"/></text:span><text:span text:style-name="T2">return </text:span><text:span text:style-name="T6">fmt.Errorf(</text:span><text:span text:style-name="T7">"memcache: unexpected </text:span><text:span text:style-name="T7">response line from %q: %q"</text:span><text:span text:style-name="T6">, verb, string(line))</text:span><text:span text:style-name="T6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1cm" svg:height="5.3cm" svg:x="9.7cm" svg:y="-4.6cm">
          <text:p text:style-name="P9"><text:span text:style-name="T10">用</text:span><text:span text:style-name="T10">法</text:span><text:span text:style-name="T10">：</text:span></text:p>
          <text:p text:style-name="P3"><text:span text:style-name="T11">m</text:span><text:span text:style-name="T11">c </text:span><text:span text:style-name="T11">:</text:span><text:span text:style-name="T11">= </text:span><text:span text:style-name="T11">m</text:span><text:span text:style-name="T11">e</text:span><text:span text:style-name="T11">m</text:span><text:span text:style-name="T11">c</text:span><text:span text:style-name="T11">a</text:span><text:span text:style-name="T11">c</text:span><text:span text:style-name="T11">h</text:span><text:span text:style-name="T11">e</text:span><text:span text:style-name="T11">.</text:span><text:span text:style-name="T11">N</text:span><text:span text:style-name="T11">e</text:span><text:span text:style-name="T11">w</text:span><text:span text:style-name="T11">(</text:span><text:span text:style-name="T12">"</text:span><text:span text:style-name="T12">1</text:span><text:span text:style-name="T12">2</text:span><text:span text:style-name="T12">7</text:span><text:span text:style-name="T12">.</text:span><text:span text:style-name="T12">0</text:span><text:span text:style-name="T12">.</text:span><text:span text:style-name="T12">0</text:span><text:span text:style-name="T12">.</text:span><text:span text:style-name="T12">1</text:span><text:span text:style-name="T12">:</text:span><text:span text:style-name="T12">1</text:span><text:span text:style-name="T12">1</text:span><text:span text:style-name="T12">2</text:span><text:span text:style-name="T12">1</text:span><text:span text:style-name="T12">1</text:span><text:span text:style-name="T12">"</text:span><text:span text:style-name="T13">)</text:span><text:span text:style-name="T13"><text:line-break/></text:span><text:span text:style-name="T13">e</text:span><text:span text:style-name="T13">r</text:span><text:span text:style-name="T13">r </text:span><text:span text:style-name="T13">:</text:span><text:span text:style-name="T13">= </text:span><text:span text:style-name="T13">m</text:span><text:span text:style-name="T13">c</text:span><text:span text:style-name="T13">.</text:span><text:span text:style-name="T13">R</text:span><text:span text:style-name="T13">e</text:span><text:span text:style-name="T13">p</text:span><text:span text:style-name="T13">l</text:span><text:span text:style-name="T13">a</text:span><text:span text:style-name="T13">c</text:span><text:span text:style-name="T13">e</text:span><text:span text:style-name="T11">(</text:span><text:span text:style-name="T13">)</text:span></text:p>
          <text:p text:style-name="P9"><text:span text:style-name="T10">发</text:span><text:span text:style-name="T10">送</text:span><text:span text:style-name="T10">re</text:span><text:span text:style-name="T10">pl</text:span><text:span text:style-name="T10">ac</text:span><text:span text:style-name="T10">e</text:span><text:span text:style-name="T10">命</text:span><text:span text:style-name="T10">令</text:span><text:span text:style-name="T10">到</text:span><text:span text:style-name="T10">m</text:span><text:span text:style-name="T10">ec</text:span><text:span text:style-name="T10">m</text:span><text:span text:style-name="T10">ac</text:span><text:span text:style-name="T10">h</text:span><text:span text:style-name="T10">e</text:span><text:span text:style-name="T10">d</text:span><text:span text:style-name="T10">服</text:span><text:span text:style-name="T10">务</text:span><text:span text:style-name="T10">器</text:span><text:span text:style-name="T10">，</text:span><text:span text:style-name="T10">该</text:span><text:span text:style-name="T10">命</text:span><text:span text:style-name="T10">令</text:span><text:span text:style-name="T10">用</text:span><text:span text:style-name="T10">于</text:span><text:span text:style-name="T10">替</text:span><text:span text:style-name="T10">换</text:span><text:span text:style-name="T10">已</text:span><text:span text:style-name="T10">存</text:span><text:span text:style-name="T10">在</text:span><text:span text:style-name="T10">的</text:span></text:p>
          <text:p text:style-name="P9"><text:span text:style-name="T10">ke</text:span><text:span text:style-name="T10">y(</text:span><text:span text:style-name="T10">键</text:span><text:span text:style-name="T10">)</text:span><text:span text:style-name="T10">的</text:span><text:span text:style-name="T10">va</text:span><text:span text:style-name="T10">lu</text:span><text:span text:style-name="T10">e(</text:span><text:span text:style-name="T10">数</text:span><text:span text:style-name="T10">据</text:span><text:span text:style-name="T10">值</text:span><text:span text:style-name="T10">)</text:span><text:span text:style-name="T10">。</text:span></text:p>
          <text:p text:style-name="P9"><text:span text:style-name="T10">如</text:span><text:span text:style-name="T10">果 </text:span><text:span text:style-name="T10">ke</text:span><text:span text:style-name="T10">y </text:span><text:span text:style-name="T10">不</text:span><text:span text:style-name="T10">存</text:span><text:span text:style-name="T10">在</text:span><text:span text:style-name="T10">，</text:span><text:span text:style-name="T10">则</text:span><text:span text:style-name="T10">替</text:span><text:span text:style-name="T10">换</text:span><text:span text:style-name="T10">失</text:span><text:span text:style-name="T10">败</text:span><text:span text:style-name="T10">，</text:span><text:span text:style-name="T10">并</text:span><text:span text:style-name="T10">且</text:span><text:span text:style-name="T10">您</text:span><text:span text:style-name="T10">将</text:span><text:span text:style-name="T10">获</text:span><text:span text:style-name="T10">得</text:span><text:span text:style-name="T10">响</text:span><text:span text:style-name="T10">应 </text:span><text:span text:style-name="T10">N</text:span><text:span text:style-name="T10">O</text:span><text:span text:style-name="T10">T</text:span><text:span text:style-name="T10">_</text:span><text:span text:style-name="T10">S</text:span><text:span text:style-name="T10">T</text:span><text:span text:style-name="T10">O</text:span><text:span text:style-name="T10">R</text:span><text:span text:style-name="T10">E</text:span><text:span text:style-name="T10">D</text:span><text:span text:style-name="T10">。</text:span></text:p>
          <text:p text:style-name="P9"><text:span text:style-name="T10"/></text:p>
          <text:p text:style-name="P9"><text:span text:style-name="T10">主</text:span><text:span text:style-name="T10">要</text:span><text:span text:style-name="T10">可</text:span><text:span text:style-name="T10">以</text:span><text:span text:style-name="T10">分</text:span><text:span text:style-name="T10">为</text:span><text:span text:style-name="T10">以</text:span><text:span text:style-name="T10">下</text:span><text:span text:style-name="T10">步</text:span><text:span text:style-name="T10">骤</text:span><text:span text:style-name="T10">：</text:span></text:p>
          <text:p text:style-name="P9"><text:span text:style-name="T14">1</text:span><text:span text:style-name="T14">、</text:span><text:span text:style-name="T14">往</text:span><text:span text:style-name="T14">每</text:span><text:span text:style-name="T14">个</text:span><text:span text:style-name="T14">m</text:span><text:span text:style-name="T14">e</text:span><text:span text:style-name="T14">m</text:span><text:span text:style-name="T14">ca</text:span><text:span text:style-name="T14">ch</text:span><text:span text:style-name="T14">e</text:span><text:span text:style-name="T14">d</text:span><text:span text:style-name="T14">服</text:span><text:span text:style-name="T14">务</text:span><text:span text:style-name="T14">器</text:span><text:span text:style-name="T14">发</text:span><text:span text:style-name="T14">送</text:span><text:span text:style-name="T14">数</text:span><text:span text:style-name="T14">据</text:span><text:span text:style-name="T14">和</text:span><text:span text:style-name="T14">接</text:span><text:span text:style-name="T14">收</text:span><text:span text:style-name="T10">处</text:span><text:span text:style-name="T10">理</text:span><text:span text:style-name="T10">m</text:span><text:span text:style-name="T10">e</text:span><text:span text:style-name="T10">m</text:span><text:span text:style-name="T10">ca</text:span><text:span text:style-name="T10">ch</text:span><text:span text:style-name="T10">e</text:span><text:span text:style-name="T10">d</text:span><text:span text:style-name="T10">信</text:span><text:span text:style-name="T10">息</text:span></text:p>
          <text:p text:style-name="P9"><text:span text:style-name="T10">2</text:span><text:span text:style-name="T10">、</text:span><text:span text:style-name="T10">和</text:span><text:span text:style-name="T10">处</text:span><text:span text:style-name="T10">理</text:span><text:span text:style-name="T10">连</text:span><text:span text:style-name="T10">接</text:span></text:p>
          <draw:enhanced-geometry svg:viewBox="0 0 21600 21600" draw:mirror-horizontal="false" draw:mirror-vertical="false" draw:text-areas="800 800 20800 20800" draw:type="round-rectangular-callout" draw:modifiers="2305.09953640578 25858.064516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6" draw:layer="layout" svg:width="9.2cm" svg:height="5cm" svg:x="3.6cm" svg:y="13cm">
          <text:p text:style-name="P3"><text:span text:style-name="T2">fun</text:span><text:span text:style-name="T2">c </text:span><text:span text:style-name="T4">(c </text:span><text:span text:style-name="T4">*Cl</text:span><text:span text:style-name="T4">ien</text:span><text:span text:style-name="T4">t) </text:span><text:span text:style-name="T4">get</text:span><text:span text:style-name="T4">Con</text:span><text:span text:style-name="T4">n(a</text:span><text:span text:style-name="T4">ddr </text:span><text:span text:style-name="T4">net</text:span><text:span text:style-name="T4">.Ad</text:span><text:span text:style-name="T4">dr) </text:span><text:span text:style-name="T4">(*c</text:span><text:span text:style-name="T4">onn</text:span><text:span text:style-name="T4">, </text:span><text:span text:style-name="T4">err</text:span><text:span text:style-name="T4">or) </text:span><text:span text:style-name="T4">{</text:span><text:span text:style-name="T4"><text:line-break/></text:span><text:span text:style-name="T15"> <text:s text:c="3"/></text:span><text:span text:style-name="T16">// </text:span><text:span text:style-name="T15">获</text:span><text:span text:style-name="T15">取</text:span><text:span text:style-name="T15">一</text:span><text:span text:style-name="T15">个</text:span><text:span text:style-name="T15">空</text:span><text:span text:style-name="T15">闲</text:span><text:span text:style-name="T15">连</text:span><text:span text:style-name="T15">接</text:span><text:span text:style-name="T15">，</text:span><text:span text:style-name="T15">如</text:span><text:span text:style-name="T15">果</text:span><text:span text:style-name="T15">不</text:span><text:span text:style-name="T15">存</text:span><text:span text:style-name="T15">在</text:span><text:span text:style-name="T15">空</text:span><text:span text:style-name="T15">闲</text:span><text:span text:style-name="T15">连</text:span><text:span text:style-name="T15">接</text:span><text:span text:style-name="T15">，</text:span><text:span text:style-name="T15">则</text:span><text:span text:style-name="T15">新</text:span><text:span text:style-name="T15">建</text:span><text:span text:style-name="T15">一</text:span><text:span text:style-name="T15">个</text:span><text:span text:style-name="T15">连</text:span><text:span text:style-name="T15">接</text:span><text:span text:style-name="T15"><text:line-break/></text:span><text:span text:style-name="T15"> <text:s text:c="3"/></text:span><text:span text:style-name="T4">cn, </text:span><text:span text:style-name="T4">ok </text:span><text:span text:style-name="T4">:= </text:span><text:span text:style-name="T4">c.g</text:span><text:span text:style-name="T4">etF</text:span><text:span text:style-name="T4">ree</text:span><text:span text:style-name="T4">Con</text:span><text:span text:style-name="T4">n(a</text:span><text:span text:style-name="T4">ddr</text:span><text:span text:style-name="T4">)</text:span><text:span text:style-name="T4"><text:line-break/></text:span><text:span text:style-name="T17"> <text:s text:c="3"/></text:span><text:span text:style-name="T2">if </text:span><text:span text:style-name="T4">ok </text:span><text:span text:style-name="T4">{</text:span><text:span text:style-name="T4"><text:line-break/></text:span><text:span text:style-name="T15"> <text:s text:c="3"/></text:span><text:span text:style-name="T15"><text:s text:c="4"/></text:span><text:span text:style-name="T4">cn.</text:span><text:span text:style-name="T4">ext</text:span><text:span text:style-name="T4">end</text:span><text:span text:style-name="T4">Dea</text:span><text:span text:style-name="T4">dli</text:span><text:span text:style-name="T4">ne(</text:span><text:span text:style-name="T4">)</text:span><text:span text:style-name="T4"><text:line-break/></text:span><text:span text:style-name="T15"> <text:s text:c="3"/></text:span><text:span text:style-name="T17"><text:s text:c="4"/></text:span><text:span text:style-name="T2">ret</text:span><text:span text:style-name="T2">urn </text:span><text:span text:style-name="T4">cn, </text:span><text:span text:style-name="T4">nil</text:span><text:span text:style-name="T4"><text:line-break/></text:span><text:span text:style-name="T15"> <text:s text:c="3"/></text:span><text:span text:style-name="T4">}</text:span><text:span text:style-name="T4"><text:line-break/></text:span><text:span text:style-name="T15"> <text:s text:c="3"/></text:span><text:span text:style-name="T4">nc, </text:span><text:span text:style-name="T4">err </text:span><text:span text:style-name="T4">:= </text:span><text:span text:style-name="T4">c.d</text:span><text:span text:style-name="T4">ial</text:span><text:span text:style-name="T4">(ad</text:span><text:span text:style-name="T4">dr)</text:span><text:span text:style-name="T4"><text:line-break/></text:span><text:span text:style-name="T17"> <text:s text:c="3"/></text:span><text:span text:style-name="T2">if </text:span><text:span text:style-name="T4">err </text:span><text:span text:style-name="T4">!= </text:span><text:span text:style-name="T4">nil </text:span><text:span text:style-name="T4">{</text:span><text:span text:style-name="T4"><text:line-break/></text:span><text:span text:style-name="T15"> <text:s text:c="3"/></text:span><text:span text:style-name="T17"><text:s text:c="4"/></text:span><text:span text:style-name="T2">ret</text:span><text:span text:style-name="T2">urn </text:span><text:span text:style-name="T4">nil</text:span><text:span text:style-name="T4">, </text:span><text:span text:style-name="T4">err</text:span><text:span text:style-name="T4"><text:line-break/></text:span><text:span text:style-name="T15"> <text:s text:c="3"/></text:span><text:span text:style-name="T4">}</text:span><text:span text:style-name="T4"><text:line-break/></text:span><text:span text:style-name="T15"> <text:s text:c="3"/></text:span><text:span text:style-name="T4">cn </text:span><text:span text:style-name="T4">= </text:span><text:span text:style-name="T4">&amp;co</text:span><text:span text:style-name="T4">nn{</text:span><text:span text:style-name="T4"><text:line-break/></text:span><text:span text:style-name="T15"> <text:s text:c="3"/></text:span><text:span text:style-name="T15"><text:s text:c="4"/></text:span><text:span text:style-name="T4">nc: </text:span><text:span text:style-name="T4"><text:s text:c="2"/></text:span><text:span text:style-name="T4">nc,</text:span><text:span text:style-name="T4"><text:line-break/></text:span><text:span text:style-name="T15"> <text:s text:c="3"/></text:span><text:span text:style-name="T15"><text:s text:c="4"/></text:span><text:span text:style-name="T4">add</text:span><text:span text:style-name="T4">r: </text:span><text:span text:style-name="T4">add</text:span><text:span text:style-name="T4">r,</text:span><text:span text:style-name="T4"><text:line-break/></text:span><text:span text:style-name="T15"> <text:s text:c="3"/></text:span><text:span text:style-name="T15"><text:s text:c="4"/></text:span><text:span text:style-name="T4">rw: </text:span><text:span text:style-name="T4"><text:s text:c="2"/></text:span><text:span text:style-name="T4">buf</text:span><text:span text:style-name="T4">io.</text:span><text:span text:style-name="T4">New</text:span><text:span text:style-name="T4">Rea</text:span><text:span text:style-name="T4">dWr</text:span><text:span text:style-name="T4">ite</text:span><text:span text:style-name="T4">r(b</text:span><text:span text:style-name="T4">ufi</text:span><text:span text:style-name="T4">o.N</text:span><text:span text:style-name="T4">ewR</text:span><text:span text:style-name="T4">ead</text:span><text:span text:style-name="T4">er(</text:span><text:span text:style-name="T4">nc)</text:span><text:span text:style-name="T4">, </text:span><text:span text:style-name="T4">buf</text:span><text:span text:style-name="T4">io.</text:span><text:span text:style-name="T4">New</text:span><text:span text:style-name="T4">Wri</text:span><text:span text:style-name="T4">ter</text:span><text:span text:style-name="T4">(nc</text:span><text:span text:style-name="T4">)),</text:span><text:span text:style-name="T4"><text:line-break/></text:span><text:span text:style-name="T15"> <text:s text:c="3"/></text:span><text:span text:style-name="T15"><text:s text:c="4"/></text:span><text:span text:style-name="T4">c: <text:s/></text:span><text:span text:style-name="T4"><text:s text:c="2"/></text:span><text:span text:style-name="T4">c,</text:span><text:span text:style-name="T4"><text:line-break/></text:span><text:span text:style-name="T15"> <text:s text:c="3"/></text:span><text:span text:style-name="T4">}</text:span><text:span text:style-name="T4"><text:line-break/></text:span><text:span text:style-name="T17"> <text:s text:c="3"/></text:span><text:span text:style-name="T3">cn.</text:span><text:span text:style-name="T3">ext</text:span><text:span text:style-name="T3">end</text:span><text:span text:style-name="T3">Dea</text:span><text:span text:style-name="T3">dli</text:span><text:span text:style-name="T3">ne(</text:span><text:span text:style-name="T3">)</text:span></text:p>
          <text:p text:style-name="P3"><text:span text:style-name="T18"><text:s text:c="4"/></text:span><text:span text:style-name="T2">ret</text:span><text:span text:style-name="T2">urn </text:span><text:span text:style-name="T4">cn, </text:span><text:span text:style-name="T4">nil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7.4cm" svg:y1="9cm" svg:x2="7.1cm" svg:y2="13.1cm">
          <text:p/>
        </draw:line>
        <draw:custom-shape draw:style-name="gr10" draw:text-style-name="P6" draw:layer="layout" svg:width="8cm" svg:height="3.4cm" svg:x="14.6cm" svg:y="15.4cm">
          <text:p text:style-name="P3"><text:span text:style-name="T2">fun</text:span><text:span text:style-name="T2">c </text:span><text:span text:style-name="T4">(c </text:span><text:span text:style-name="T4">*Cl</text:span><text:span text:style-name="T4">ien</text:span><text:span text:style-name="T4">t) </text:span><text:span text:style-name="T4">get</text:span><text:span text:style-name="T4">Fre</text:span><text:span text:style-name="T4">eCo</text:span><text:span text:style-name="T4">nn(</text:span><text:span text:style-name="T4">add</text:span><text:span text:style-name="T4">r </text:span><text:span text:style-name="T4">net</text:span><text:span text:style-name="T4">.Ad</text:span><text:span text:style-name="T4">dr) </text:span><text:span text:style-name="T4">(cn </text:span><text:span text:style-name="T4">*co</text:span><text:span text:style-name="T4">nn, </text:span><text:span text:style-name="T4">ok </text:span><text:span text:style-name="T4">boo</text:span><text:span text:style-name="T4">l) </text:span><text:span text:style-name="T4">{</text:span><text:span text:style-name="T4"><text:line-break/></text:span><text:span text:style-name="T4"> <text:s text:c="3"/></text:span><text:span text:style-name="T4">c.l</text:span><text:span text:style-name="T4">k.L</text:span><text:span text:style-name="T4">ock</text:span><text:span text:style-name="T4">()</text:span><text:span text:style-name="T4"><text:line-break/></text:span><text:span text:style-name="T4"> <text:s text:c="3"/></text:span><text:span text:style-name="T2">def</text:span><text:span text:style-name="T2">er </text:span><text:span text:style-name="T4">c.l</text:span><text:span text:style-name="T4">k.U</text:span><text:span text:style-name="T4">nlo</text:span><text:span text:style-name="T4">ck(</text:span><text:span text:style-name="T4">)</text:span><text:span text:style-name="T4"><text:line-break/></text:span><text:span text:style-name="T4"> <text:s text:c="3"/></text:span><text:span text:style-name="T2">if </text:span><text:span text:style-name="T4">c.f</text:span><text:span text:style-name="T4">ree</text:span><text:span text:style-name="T4">con</text:span><text:span text:style-name="T4">n </text:span><text:span text:style-name="T4">== </text:span><text:span text:style-name="T4">nil </text:span><text:span text:style-name="T4">{</text:span><text:span text:style-name="T4"><text:line-break/></text:span><text:span text:style-name="T4"> <text:s text:c="3"/></text:span><text:span text:style-name="T4"><text:s text:c="4"/></text:span><text:span text:style-name="T2">ret</text:span><text:span text:style-name="T2">urn </text:span><text:span text:style-name="T4">nil</text:span><text:span text:style-name="T4">, </text:span><text:span text:style-name="T19">fal</text:span><text:span text:style-name="T19">se</text:span><text:span text:style-name="T19"><text:line-break/></text:span><text:span text:style-name="T4"> <text:s text:c="3"/></text:span><text:span text:style-name="T4">}</text:span><text:span text:style-name="T4"><text:line-break/></text:span><text:span text:style-name="T4"> <text:s text:c="3"/></text:span><text:span text:style-name="T4">fre</text:span><text:span text:style-name="T4">eli</text:span><text:span text:style-name="T4">st, </text:span><text:span text:style-name="T4">ok </text:span><text:span text:style-name="T4">:= </text:span><text:span text:style-name="T4">c.f</text:span><text:span text:style-name="T4">ree</text:span><text:span text:style-name="T4">con</text:span><text:span text:style-name="T4">n[a</text:span><text:span text:style-name="T4">ddr</text:span><text:span text:style-name="T4">.St</text:span><text:span text:style-name="T4">rin</text:span><text:span text:style-name="T4">g()</text:span><text:span text:style-name="T4">]</text:span><text:span text:style-name="T4"><text:line-break/></text:span><text:span text:style-name="T4"> <text:s text:c="3"/></text:span><text:span text:style-name="T2">if </text:span><text:span text:style-name="T4">!ok </text:span><text:span text:style-name="T4">|| </text:span><text:span text:style-name="T4">len</text:span><text:span text:style-name="T4">(fr</text:span><text:span text:style-name="T4">eel</text:span><text:span text:style-name="T4">ist</text:span><text:span text:style-name="T4">) </text:span><text:span text:style-name="T4">== </text:span><text:span text:style-name="T20">0 </text:span><text:span text:style-name="T4">{</text:span><text:span text:style-name="T4"><text:line-break/></text:span><text:span text:style-name="T4"> <text:s text:c="3"/></text:span><text:span text:style-name="T4"><text:s text:c="4"/></text:span><text:span text:style-name="T2">ret</text:span><text:span text:style-name="T2">urn </text:span><text:span text:style-name="T4">nil</text:span><text:span text:style-name="T4">, </text:span><text:span text:style-name="T19">fal</text:span><text:span text:style-name="T19">se</text:span><text:span text:style-name="T19"><text:line-break/></text:span><text:span text:style-name="T4"> <text:s text:c="3"/></text:span><text:span text:style-name="T4">}</text:span><text:span text:style-name="T4"><text:line-break/></text:span><text:span text:style-name="T4"> <text:s text:c="3"/></text:span><text:span text:style-name="T4">cn </text:span><text:span text:style-name="T4">= </text:span><text:span text:style-name="T4">fre</text:span><text:span text:style-name="T4">eli</text:span><text:span text:style-name="T4">st[</text:span><text:span text:style-name="T4">len</text:span><text:span text:style-name="T4">(fr</text:span><text:span text:style-name="T4">eel</text:span><text:span text:style-name="T4">ist</text:span><text:span text:style-name="T4">)-</text:span><text:span text:style-name="T20">1</text:span><text:span text:style-name="T4">]</text:span><text:span text:style-name="T4"><text:line-break/></text:span><text:span text:style-name="T4"> <text:s text:c="3"/></text:span><text:span text:style-name="T4">c.f</text:span><text:span text:style-name="T4">ree</text:span><text:span text:style-name="T4">con</text:span><text:span text:style-name="T4">n[a</text:span><text:span text:style-name="T4">ddr</text:span><text:span text:style-name="T4">.St</text:span><text:span text:style-name="T4">rin</text:span><text:span text:style-name="T4">g()</text:span><text:span text:style-name="T4">] = </text:span><text:span text:style-name="T4">fre</text:span><text:span text:style-name="T4">eli</text:span><text:span text:style-name="T4">st[</text:span><text:span text:style-name="T4">:le</text:span><text:span text:style-name="T4">n(f</text:span><text:span text:style-name="T4">ree</text:span><text:span text:style-name="T4">lis</text:span><text:span text:style-name="T4">t)-</text:span><text:span text:style-name="T20">1</text:span><text:span text:style-name="T4">]</text:span><text:span text:style-name="T4"><text:line-break/></text:span><text:span text:style-name="T4"> <text:s text:c="3"/></text:span><text:span text:style-name="T2">ret</text:span><text:span text:style-name="T2">urn </text:span><text:span text:style-name="T4">cn, </text:span><text:span text:style-name="T19">tru</text:span><text:span text:style-name="T19">e</text:span><text:span text:style-name="T19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7cm" svg:y1="13.9cm" svg:x2="14.6cm" svg:y2="17.1cm">
          <text:p/>
        </draw:line>
        <draw:custom-shape draw:style-name="gr11" draw:text-style-name="P4" draw:layer="layout" svg:width="7.7cm" svg:height="0.8cm" svg:x="9.2cm" svg:y="20.1cm">
          <text:p text:style-name="P3"><text:span text:style-name="T21">fun</text:span><text:span text:style-name="T21">c </text:span><text:span text:style-name="T22">(cn </text:span><text:span text:style-name="T22">*co</text:span><text:span text:style-name="T22">nn) </text:span><text:span text:style-name="T22">ext</text:span><text:span text:style-name="T22">end</text:span><text:span text:style-name="T22">Dea</text:span><text:span text:style-name="T22">dli</text:span><text:span text:style-name="T22">ne(</text:span><text:span text:style-name="T22">) {</text:span><text:span text:style-name="T22"><text:line-break/></text:span><text:span text:style-name="T22"><text:tab/></text:span><text:span text:style-name="T22">cn.</text:span><text:span text:style-name="T22">nc.</text:span><text:span text:style-name="T22">Set</text:span><text:span text:style-name="T22">Dea</text:span><text:span text:style-name="T22">dli</text:span><text:span text:style-name="T22">ne(</text:span><text:span text:style-name="T22">tim</text:span><text:span text:style-name="T22">e.N</text:span><text:span text:style-name="T22">ow(</text:span><text:span text:style-name="T22">).A</text:span><text:span text:style-name="T22">dd(</text:span><text:span text:style-name="T22">cn.</text:span><text:span text:style-name="T22">c.n</text:span><text:span text:style-name="T22">etT</text:span><text:span text:style-name="T22">ime</text:span><text:span text:style-name="T22">out</text:span><text:span text:style-name="T22">())</text:span><text:span text:style-name="T22">)</text:span><text:span text:style-name="T15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5cm" svg:y1="17.3cm" svg:x2="12cm" svg:y2="20cm">
          <text:p/>
        </draw:line>
        <draw:line draw:style-name="gr3" draw:text-style-name="P5" draw:layer="layout" svg:x1="6.8cm" svg:y1="14.3cm" svg:x2="12cm" svg:y2="20cm">
          <text:p/>
        </draw:line>
        <draw:custom-shape draw:style-name="gr6" draw:text-style-name="P7" draw:layer="layout" svg:width="0.8cm" svg:height="0.6cm" svg:x="9.9cm" svg:y="6.1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8cm" svg:height="0.5cm" svg:x="7.2cm" svg:y="10.4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8cm" svg:height="0.5cm" svg:x="4.2cm" svg:y="11.8cm">
          <text:p text:style-name="P1"><text:span text:style-name="T5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8cm" svg:height="0.5cm" svg:x="7.1cm" svg:y="8.1cm">
          <text:p text:style-name="P1"><text:span text:style-name="T5">7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cm" svg:height="0.6cm" svg:x="9cm" svg:y="14.2cm">
          <text:p text:style-name="P1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8cm" svg:height="0.5cm" svg:x="9.9cm" svg:y="17.3cm">
          <text:p text:style-name="P1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8cm" svg:height="0.5cm" svg:x="7.3cm" svg:y="17.3cm">
          <text:p text:style-name="P1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5.6cm" svg:height="1.8cm" svg:x="-2.6cm" svg:y="12.3cm">
          <text:p text:style-name="P3"><text:span text:style-name="T2">func </text:span><text:span text:style-name="T3">(cn *conn) condRelease(err *error) {</text:span><text:span text:style-name="T3"><text:line-break/></text:span><text:span text:style-name="T3"> <text:s text:c="3"/></text:span><text:span text:style-name="T2">if </text:span><text:span text:style-name="T4">*err == nil || resumableError(*err) {</text:span><text:span text:style-name="T4"><text:line-break/></text:span><text:span text:style-name="T4"> <text:s text:c="7"/>cn.release()</text:span><text:span text:style-name="T4"><text:line-break/></text:span><text:span text:style-name="T3"> <text:s text:c="3"/>} </text:span><text:span text:style-name="T2">else </text:span><text:span text:style-name="T4">{</text:span><text:span text:style-name="T4"><text:line-break/></text:span><text:span text:style-name="T4"> <text:s text:c="7"/>cn.nc.Close()</text:span><text:span text:style-name="T4"><text:line-break/></text:span><text:span text:style-name="T4"> <text:s text:c="3"/>}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cm" svg:y1="9.8cm" svg:x2="3cm" svg:y2="13cm">
          <text:p/>
        </draw:line>
        <draw:custom-shape draw:style-name="gr13" draw:text-style-name="P11" draw:layer="layout" svg:width="1.9cm" svg:height="0.8cm" svg:x="1.7cm" svg:y="10.7cm">
          <text:p text:style-name="P9"><text:span text:style-name="T23">回收连接资源</text:span></text:p>
          <draw:enhanced-geometry svg:viewBox="0 0 21600 21600" draw:text-areas="800 800 20800 20800" draw:type="round-rectangular-callout" draw:modifiers="20770.5418200947 38723.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4" draw:layer="layout" svg:width="8cm" svg:height="1cm" svg:x="13.3cm" svg:y="2.7cm">
          <text:p text:style-name="P3"><text:span text:style-name="T2">func </text:span><text:span text:style-name="T3">(c *Client) replace(rw *bufio.ReadWriter, item *Item) error {</text:span><text:span text:style-name="T3"><text:line-break/></text:span><text:span text:style-name="T3"> <text:s text:c="3"/></text:span><text:span text:style-name="T2">return </text:span><text:span text:style-name="T3">c.populateOne(rw, </text:span><text:span text:style-name="T7">"replace"</text:span><text:span text:style-name="T4">, item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cm" svg:height="0.8cm" svg:x="7.2cm" svg:y="4.9cm">
          <text:p text:style-name="P3"><text:span text:style-name="T2">func </text:span><text:span text:style-name="T3">(c *Client) Replace(item *Item) error {</text:span><text:span text:style-name="T3"><text:line-break/></text:span><text:span text:style-name="T3"> <text:s text:c="3"/></text:span><text:span text:style-name="T2">return </text:span><text:span text:style-name="T4">c.onItem(item, (*Client).replace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9.3cm" svg:height="3cm" svg:x="22.3cm" svg:y="1.8cm">
          <text:p text:style-name="P3"><text:span text:style-name="T2">func </text:span><text:span text:style-name="T3">legalKey(key string) bool {</text:span><text:span text:style-name="T3"><text:tab/></text:span><text:span text:style-name="T24">// </text:span><text:span text:style-name="T25">判断是否为合法健</text:span><text:span text:style-name="T25"><text:line-break/></text:span><text:span text:style-name="T25"> <text:s text:c="3"/></text:span><text:span text:style-name="T2">if </text:span><text:span text:style-name="T4">len(key) &gt; </text:span><text:span text:style-name="T20">250 </text:span><text:span text:style-name="T4">{</text:span><text:span text:style-name="T4"><text:line-break/></text:span><text:span text:style-name="T26"> <text:s text:c="3"/></text:span><text:span text:style-name="T25"><text:s text:c="4"/></text:span><text:span text:style-name="T2">return </text:span><text:span text:style-name="T19">false</text:span><text:span text:style-name="T19"><text:line-break/></text:span><text:span text:style-name="T9"> <text:s text:c="3"/></text:span><text:span text:style-name="T4">}</text:span><text:span text:style-name="T4"><text:line-break/></text:span><text:span text:style-name="T25"> <text:s text:c="3"/></text:span><text:span text:style-name="T2">for </text:span><text:span text:style-name="T4">i := </text:span><text:span text:style-name="T20">0</text:span><text:span text:style-name="T4">; i &lt; len(key); i++ {</text:span><text:span text:style-name="T4"><text:tab/></text:span><text:span text:style-name="T4"> </text:span><text:span text:style-name="T16">// key[i]</text:span><text:span text:style-name="T26">要在</text:span><text:span text:style-name="T16"> </text:span><text:span text:style-name="T16">(32,127)</text:span><text:span text:style-name="T16"><text:line-break/></text:span><text:span text:style-name="T26"> <text:s text:c="3"/></text:span><text:span text:style-name="T25"><text:s text:c="4"/></text:span><text:span text:style-name="T2">if </text:span><text:span text:style-name="T3">key[i] &lt;= </text:span><text:span text:style-name="T7">' ' </text:span><text:span text:style-name="T4">|| key[i] == </text:span><text:span text:style-name="T20">0x7f </text:span><text:span text:style-name="T4">{ </text:span><text:span text:style-name="T16">// 0x7f=127</text:span><text:span text:style-name="T26">，</text:span><text:span text:style-name="T16"> </text:span><text:span text:style-name="T16">ascii DEL (delete)</text:span><text:span text:style-name="T16"><text:line-break/></text:span><text:span text:style-name="T26"> <text:s text:c="7"/></text:span><text:span text:style-name="T25"><text:s text:c="4"/></text:span><text:span text:style-name="T2">return </text:span><text:span text:style-name="T19">false</text:span><text:span text:style-name="T19"><text:line-break/></text:span><text:span text:style-name="T9"> <text:s text:c="7"/></text:span><text:span text:style-name="T4">}</text:span><text:span text:style-name="T4"><text:line-break/></text:span><text:span text:style-name="T26"> <text:s text:c="3"/></text:span><text:span text:style-name="T4">}</text:span><text:span text:style-name="T4"><text:line-break/></text:span><text:span text:style-name="T25"> <text:s text:c="3"/></text:span><text:span text:style-name="T2">return </text:span><text:span text:style-name="T19">true</text:span><text:span text:style-name="T19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6cm" svg:height="4.8cm" svg:x="-4.9cm" svg:y="5.2cm">
          <text:p text:style-name="P9"><text:span text:style-name="T23">func (ss *ServerList) PickServer(key string) (net.Addr, error) {</text:span></text:p>
          <text:p text:style-name="P9"><text:span text:style-name="T23"><text:s text:c="8"/></text:span><text:span text:style-name="T23">ss.mu.RLock()</text:span></text:p>
          <text:p text:style-name="P9"><text:span text:style-name="T23"><text:s text:c="8"/></text:span><text:span text:style-name="T23">defer ss.mu.RUnlock()</text:span></text:p>
          <text:p text:style-name="P9"><text:span text:style-name="T23"><text:s text:c="8"/></text:span><text:span text:style-name="T23">if len(ss.addrs) == 0 {</text:span></text:p>
          <text:p text:style-name="P9"><text:span text:style-name="T27"><text:s text:c="8"/></text:span><text:span text:style-name="T23"><text:s text:c="8"/></text:span><text:span text:style-name="T23">return nil, ErrNoServers</text:span></text:p>
          <text:p text:style-name="P9"><text:span text:style-name="T23"><text:s text:c="8"/></text:span><text:span text:style-name="T23">}</text:span></text:p>
          <text:p text:style-name="P9"><text:span text:style-name="T23"><text:s text:c="8"/></text:span><text:span text:style-name="T23">if len(ss.addrs) == 1 {</text:span></text:p>
          <text:p text:style-name="P9"><text:span text:style-name="T27"><text:s text:c="8"/></text:span><text:span text:style-name="T23"><text:s text:c="8"/></text:span><text:span text:style-name="T23">return ss.addrs[0], nil</text:span></text:p>
          <text:p text:style-name="P9"><text:span text:style-name="T23"><text:s text:c="8"/></text:span><text:span text:style-name="T23">}</text:span></text:p>
          <text:p text:style-name="P9"><text:span text:style-name="T23"><text:s text:c="8"/></text:span><text:span text:style-name="T23">// </text:span><text:span text:style-name="T23">这种写法是为了节省空间，以免重复分配内存空间</text:span></text:p>
          <text:p text:style-name="P9"><text:span text:style-name="T23"><text:s text:c="8"/></text:span><text:span text:style-name="T23">bufp := keyBufPool.Get().(*[]byte)</text:span><text:span text:style-name="T23"><text:tab/></text:span></text:p>
          <text:p text:style-name="P9"><text:span text:style-name="T23"><text:s text:c="8"/></text:span><text:span text:style-name="T23">// </text:span><text:span text:style-name="T23">从临时对象池中获取</text:span><text:span text:style-name="T23">256</text:span><text:span text:style-name="T23">字节空间</text:span></text:p>
          <text:p text:style-name="P9"><text:span text:style-name="T23"><text:s text:c="8"/></text:span><text:span text:style-name="T23">n := copy(*bufp, key)</text:span><text:span text:style-name="T23"><text:tab/></text:span><text:span text:style-name="T23">// </text:span><text:span text:style-name="T23">将</text:span><text:span text:style-name="T23">key</text:span><text:span text:style-name="T23">值复制到这个空间中</text:span></text:p>
          <text:p text:style-name="P9"><text:span text:style-name="T23"><text:s text:c="8"/></text:span><text:span text:style-name="T23">cs := crc32.ChecksumIEEE((*bufp)[:n])</text:span></text:p>
          <text:p text:style-name="P9"><text:span text:style-name="T27"><text:s text:c="8"/></text:span><text:span text:style-name="T23">keyBufPool.Put(bufp)</text:span></text:p>
          <text:p text:style-name="P9"><text:span text:style-name="T27"><text:s text:c="8"/></text:span><text:span text:style-name="T23">keyBufPool.Put(bufp)// </text:span><text:span text:style-name="T23">将这个内存空间放回到临时对象池中</text:span></text:p>
          <text:p text:style-name="P9"><text:span text:style-name="T23"><text:s text:c="8"/></text:span><text:span text:style-name="T23">// </text:span><text:span text:style-name="T23">获取一个服务器地址</text:span></text:p>
          <text:p text:style-name="P9"><text:span text:style-name="T27"><text:s text:c="8"/></text:span><text:span text:style-name="T23">return ss.addrs[cs%uint32(len(ss.addrs))], nil</text:span></text:p>
          <text:p text:style-name="P9"><text:span text:style-name="T2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3cm" svg:height="0.6cm" svg:x="-3.6cm" svg:y="4cm">
          <text:p text:style-name="P9"><text:span text:style-name="T23">选择一个</text:span><text:span text:style-name="T23">memcache</text:span><text:span text:style-name="T23">服务器地址</text:span></text:p>
          <draw:enhanced-geometry svg:viewBox="0 0 21600 21600" draw:text-areas="800 800 20800 20800" draw:type="round-rectangular-callout" draw:modifiers="18707.7855195395 42157.7371048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5" draw:layer="layout" svg:x1="6.9cm" svg:y1="7.9cm" svg:x2="-1cm" svg:y2="5.5cm">
          <text:p/>
        </draw:line>
        <draw:line draw:style-name="gr3" draw:text-style-name="P5" draw:layer="layout" svg:x1="6.3cm" svg:y1="10cm" svg:x2="10.7cm" svg:y2="5.4cm">
          <text:p/>
        </draw:line>
        <draw:line draw:style-name="gr3" draw:text-style-name="P5" draw:layer="layout" svg:x1="12.4cm" svg:y1="5.3cm" svg:x2="13.4cm" svg:y2="2.9cm">
          <text:p/>
        </draw:line>
        <draw:line draw:style-name="gr3" draw:text-style-name="P5" draw:layer="layout" svg:x1="17.1cm" svg:y1="3.4cm" svg:x2="18cm" svg:y2="5.2cm">
          <text:p/>
        </draw:line>
        <draw:custom-shape draw:style-name="gr6" draw:text-style-name="P7" draw:layer="layout" svg:width="0.8cm" svg:height="0.6cm" svg:x="12.8cm" svg:y="4.1cm">
          <text:p text:style-name="P1"><text:span text:style-name="T5">8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cm" svg:height="0.6cm" svg:x="17.6cm" svg:y="3.9cm">
          <text:p text:style-name="P1"><text:span text:style-name="T5">9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8.5cm" svg:y1="5.5cm" svg:x2="23.6cm" svg:y2="2.2cm">
          <text:p/>
        </draw:line>
        <draw:custom-shape draw:style-name="gr6" draw:text-style-name="P7" draw:layer="layout" svg:width="0.8cm" svg:height="0.6cm" svg:x="20.7cm" svg:y="4cm">
          <text:p text:style-name="P1"><text:span text:style-name="T5">1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AR PL UKai HK" svg:font-family="'AR PL UKai HK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8T15:04:40.115030002</meta:creation-date>
    <dc:date>2018-12-21T10:38:19.664806331</dc:date>
    <meta:editing-duration>PT50M9S</meta:editing-duration>
    <meta:editing-cycles>22</meta:editing-cycles>
    <meta:generator>LibreOffice/6.1.2.1$Linux_X86_64 LibreOffice_project/10$Build-1</meta:generator>
    <meta:document-statistic meta:object-count="39"/>
  </office:meta>
</office:document-meta>
</file>